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IP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PO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MPO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EXPO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EMO E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EMO S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RANSBORDO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TIPO" table:cell-range-address="TIPO.$A$1:TIPO.$B$6" table:base-cell-address="TIP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8:04Z</meta:creation-date>
    <dc:date>2019-12-12T00:55:31Z</dc:date>
  </office:meta>
</office:document-meta>
</file>